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skitter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dblp.ungraph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lj.ungraph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youtube.ungra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Gra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gs-social_netw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CA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PA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TX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pokec-relationsh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tter_combined_m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-BerkSt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-Talk_m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A1:Sheet2.C47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2" table:target-range-address="Sheet3.G29:Sheet3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3:18:21.802161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4-27T03:36:19.800583461</dc:date>
    <meta:editing-duration>PT4H7M43S</meta:editing-duration>
    <meta:editing-cycles>7</meta:editing-cycles>
    <meta:generator>LibreOffice/4.2.8.2$Linux_X86_64 LibreOffice_project/420m0$Build-2</meta:generator>
    <meta:document-statistic meta:table-count="4" meta:cell-count="407" meta:object-count="0"/>
  </office:meta>
</office:document-meta>
</file>